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fcf5" officeooo:paragraph-rsid="000cfcf5"/>
    </style:style>
    <style:style style:name="P2" style:family="paragraph" style:parent-style-name="Standard">
      <style:text-properties fo:font-style="italic" officeooo:rsid="000cfcf5" officeooo:paragraph-rsid="000cfcf5" style:font-style-asian="italic" style:font-style-complex="italic"/>
    </style:style>
    <style:style style:name="P3" style:family="paragraph" style:parent-style-name="Standard">
      <style:text-properties fo:font-style="italic" officeooo:rsid="000ec4f1" officeooo:paragraph-rsid="000ec4f1" style:font-style-asian="italic" style:font-style-complex="italic"/>
    </style:style>
    <style:style style:name="P4" style:family="paragraph" style:parent-style-name="Standard">
      <style:text-properties fo:font-style="italic" officeooo:rsid="000fb987" officeooo:paragraph-rsid="0018d962" style:font-style-asian="italic" style:font-style-complex="italic"/>
    </style:style>
    <style:style style:name="P5" style:family="paragraph" style:parent-style-name="Standard">
      <style:text-properties fo:font-style="italic" officeooo:rsid="0012f65b" officeooo:paragraph-rsid="0012f65b" style:font-style-asian="italic" style:font-style-complex="italic"/>
    </style:style>
    <style:style style:name="P6" style:family="paragraph" style:parent-style-name="Standard">
      <style:text-properties fo:font-style="italic" officeooo:rsid="0015e315" officeooo:paragraph-rsid="0015e315" style:font-style-asian="italic" style:font-style-complex="italic"/>
    </style:style>
    <style:style style:name="P7" style:family="paragraph" style:parent-style-name="Standard">
      <style:text-properties fo:font-style="italic" officeooo:rsid="001d36e5" officeooo:paragraph-rsid="001d36e5" style:font-style-asian="italic" style:font-style-complex="italic"/>
    </style:style>
    <style:style style:name="P8" style:family="paragraph" style:parent-style-name="Standard">
      <style:text-properties fo:font-style="italic" officeooo:rsid="001f74c7" officeooo:paragraph-rsid="001f74c7" style:font-style-asian="italic" style:font-style-complex="italic"/>
    </style:style>
    <style:style style:name="P9" style:family="paragraph" style:parent-style-name="Standard">
      <style:text-properties fo:font-style="italic" officeooo:rsid="00205b79" officeooo:paragraph-rsid="00205b79" style:font-style-asian="italic" style:font-style-complex="italic"/>
    </style:style>
    <style:style style:name="P10" style:family="paragraph" style:parent-style-name="Standard">
      <style:text-properties officeooo:rsid="00116b1f" officeooo:paragraph-rsid="00116b1f"/>
    </style:style>
    <style:style style:name="P11" style:family="paragraph" style:parent-style-name="Standard">
      <style:text-properties officeooo:rsid="0015e315" officeooo:paragraph-rsid="001a1146"/>
    </style:style>
    <style:style style:name="P12" style:family="paragraph" style:parent-style-name="Standard">
      <style:text-properties officeooo:rsid="0015e315" officeooo:paragraph-rsid="001c732e"/>
    </style:style>
    <style:style style:name="T1" style:family="text">
      <style:text-properties officeooo:rsid="000f2130"/>
    </style:style>
    <style:style style:name="T2" style:family="text">
      <style:text-properties officeooo:rsid="00105de9"/>
    </style:style>
    <style:style style:name="T3" style:family="text">
      <style:text-properties fo:font-style="italic" style:font-style-asian="italic" style:font-style-complex="italic"/>
    </style:style>
    <style:style style:name="T4" style:family="text">
      <style:text-properties fo:font-style="italic" officeooo:rsid="0017b453" style:font-style-asian="italic" style:font-style-complex="italic"/>
    </style:style>
    <style:style style:name="T5" style:family="text">
      <style:text-properties fo:font-style="italic" officeooo:rsid="0017e410" style:font-style-asian="italic" style:font-style-complex="italic"/>
    </style:style>
    <style:style style:name="T6" style:family="text">
      <style:text-properties fo:font-style="italic" officeooo:rsid="001a1146" style:font-style-asian="italic" style:font-style-complex="italic"/>
    </style:style>
    <style:style style:name="T7" style:family="text">
      <style:text-properties fo:font-style="italic" officeooo:rsid="001b91da" style:font-style-asian="italic" style:font-style-complex="italic"/>
    </style:style>
    <style:style style:name="T8" style:family="text">
      <style:text-properties fo:font-style="italic" officeooo:rsid="001c732e" style:font-style-asian="italic" style:font-style-complex="italic"/>
    </style:style>
    <style:style style:name="T9" style:family="text">
      <style:text-properties fo:font-style="italic" officeooo:rsid="001cdfe1" style:font-style-asian="italic" style:font-style-complex="italic"/>
    </style:style>
    <style:style style:name="T10" style:family="text">
      <style:text-properties officeooo:rsid="0013a74a"/>
    </style:style>
    <style:style style:name="T11" style:family="text">
      <style:text-properties officeooo:rsid="0018d962"/>
    </style:style>
    <style:style style:name="T12" style:family="text">
      <style:text-properties officeooo:rsid="00205b7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hod of separation of fish and zooplankton using the multi-frequency acoustic is generally ok. As</text:p>
      <text:p text:style-name="P1">authors mentioned, other particulate material (e.g. sediment and particulate riverine material) could</text:p>
      <text:p text:style-name="P1">contribute to the measured volume backscattering coefficient attributed by authors solely to ZP. But the</text:p>
      <text:p text:style-name="P1">last should be proved by direct sampling at DIFFERENT stations within each lake. Some particulate</text:p>
      <text:p text:style-name="P1">material may have much higher (than ZP) density and sound-speed contrasts. Other “in-lake” particulate material (e.g. large colonies of phytoplankton) can also be potentially attributed to “ZP”. Again, groundtruthing is not sufficient. Net sampling should be undertaken along acoustic transects and also different water layers (e.g. deep vs shallow depths) should be sampled to support acoustic results. I would also suggest to quantify non-ZP particulate material.</text:p>
      <text:p text:style-name="P1"/>
      <text:p text:style-name="P4">Cherry Lake and Lake Eleanor are <text:span text:style-name="T2">in a remote area administered by the US Forest Service and National Park Service. <text:s/>At the time of our sampling, this area had recently been burned by one of the most severe wildfires in California’s history, and camping was not permitted within the burn zone (in fact, we passed trees which were still on fire during our first trip in October 2013). <text:s/>To reach the lakes, we had to trailer our boat 60 km over mountain roads from our campsite, which was itself 370 km from the Tahoe Environmental Research Center’s lab. <text:s/>These roads were not all paved and were often obstructed, for instance by snow or active logging of burned timber. <text:s/>We also had to unpack and set up most of our gear each day, since we couldn’t leave it on the boat while trailering. <text:s/>Given the remoteness of the sites, we wished to get back to the main roads by dark, which limited our sampling window to daylight hours. <text:s/>(After our first trip to Cherry and Eleanor, our boat captain Raph Townsend survived a car accident while driving back to the lab late at night.) <text:s/>Multiple datasets were also being collected by our collaborators at TERC/UC Davis. <text:s/>Our boat was not large enough to carry more than 3 people plus gear, which meant that multiple trips had to be made from the shore to the center of the lake each day. <text:s/>Given all this, there was only time for one acoustic transect in each lake, plus a net tow near the middle. <text:s/></text:span>We agree that it would have been preferable to have more net samples. <text:s/>However, <text:span text:style-name="T11">given the logistical and time constraints under which we were operating, this was simply not feasible.</text:span></text:p>
      <text:p text:style-name="P1"/>
      <text:p text:style-name="P1">Acoustic integration cells authors classified as fish, if their backscatter was higher at 120 kHz than at 710 kHz. This may not be always correct, e.g. when fishes are off acoustic axis, they can be “classified” as ZP. Why surveys were conducted only during daytime, when some fish can be in dense schools? E.g. in oligotrophic lakes such schools can be difficult to detect and, of cause, their TS cannot be quantified. To approximate fish biomass the authors converted TS to a length using Foote’s equation for physoclist fish. But, there are specific relationships for trout (if they were the dominant species) and using the Foote’s relationship can result in completely different biomass values. BTW, in the MS I did not find any information about the main fish species in the lakes.</text:p>
      <text:p text:style-name="P1"/>
      <text:p text:style-name="P12"><text:span text:style-name="T6">Our reasons for surveying during daytime are described above. <text:s/></text:span><text:span text:style-name="T8">We recognize that schooling fish may be difficult to detect acoustically, and acknowledge this in the discussion (e.g., Lines 409-412).</text:span></text:p>
      <text:p text:style-name="P12"><text:span text:style-name="T8"/></text:p>
      <text:p text:style-name="P12"><text:span text:style-name="T7">For the small (~1 mm) zooplankton found in these lakes, our scattering models predicted TS to be 27 dB less at 120 kHz than at 710 kHz. <text:s/></text:span><text:span text:style-name="T8">With a dB difference this large, it is highly unlikely that fish would be misclassified as zooplankton. <text:s/></text:span><text:span text:style-name="T6">Based on our examination of the echograms (e.g., Figure 3), the simple 120-710 kHz dB difference was highly effective in separating fish from zooplankton backscatter. <text:s/></text:span></text:p>
      <text:p text:style-name="P11"><text:span text:style-name="T6"/></text:p>
      <text:p text:style-name="P11"><text:span text:style-name="T4">The fish species found in the lakes are noted in Lines 117-125. <text:s/></text:span><text:span text:style-name="T3">Lines 228-232 describe how we took an average value of the TS model parameters for the three trout species. <text:s/>These values are all quite close to one another, and </text:span><text:span text:style-name="T5">the amount of erro</text:span><text:span text:style-name="T8">r introduced is relatively minor </text:span><text:span text:style-name="T9">compared to other sources (e.g., sampling variability).</text:span></text:p>
      <text:p text:style-name="P6"/>
      <text:p text:style-name="P1"><text:soft-page-break/>It was not clear specified, but it seems that ZP biomass measured at lake centers were compared with</text:p>
      <text:p text:style-name="P1">integrated along transect/s ZP biomass evaluated with echo sounder. If so, taken the spatial variability of ZP into account, such a direct comparison of these biomasses are doubtful. The correlation of direct and indirect assessments of ZP biomass across lakes and time may also be problematic, e.g. due to different zooplankton composition, size structures, presence of other particulate echo-reflective objects. To compare direct and indirect assessments of ZP biomass, the authors should plot their ratios. Then, they would see that such ratios are extremely variable. Good correlation on Fig 5 was due to only two points, and... only if one “outliner” was removed. In fact, the bad association of these estimates could be well seen on log-log plot.</text:p>
      <text:p text:style-name="P1"/>
      <text:p text:style-name="P5">The net/acoustic regression was performed using the average <text:span text:style-name="T10">acoustic density recorded within 10 minutes of the net cast. <text:s/>The relationship is indeed messy, and includes one apparent outlying data point. <text:s/>We tried to be transparent about our analysis here, presenting two regressions with and without the suspect measurement. <text:s/>Other methods such as robust or jackknife regression could also be used. <text:s/></text:span></text:p>
      <text:p text:style-name="P1"/>
      <text:p text:style-name="P1">The fish [trout?] distribution versus ZP distribution was discussed, assuming that ZP is a main food of</text:p>
      <text:p text:style-name="P1">trout (main fish species in all lakes?). Generally trout feed on other fish, aquatic invertebrate (flies,</text:p>
      <text:p text:style-name="P1">mayflies, etc). Still, in lakes, zooplankton can be a large part of the diet. Trout longer than ~ 30 cm prey</text:p>
      <text:p text:style-name="P1">almost on fish. Therefore, linkage of fish and ZP distribution and/or biomass assuming the only one kind of predator-prey relationship can be problematic (unless it is shown for each specific lake that ZP is the main food of dominant fish species).</text:p>
      <text:p text:style-name="P1"/>
      <text:p text:style-name="P8">We only make two general statements about predator-prey interactions between zooplankton and fish <text:span text:style-name="T12">(i.e., Lines 406-409). <text:s/>N</text:span>either of <text:span text:style-name="T12">these statemtns</text:span> implies that the fish feed exclusively on pelagic zooplankton—<text:span text:style-name="T12">only that most predation on zooplankton is by fish. <text:s/>These statements were intentionally non-specific, since we did not have enough information to say anything more detailed. <text:s/>If it is felt that this part of the discussion is not justified, we are happy to alter or remove it.</text:span></text:p>
      <text:p text:style-name="P1"/>
      <text:p text:style-name="P1">Discussions about origin of spatial variability of ZP is also problematic. In fact, physical factors (wind-</text:p>
      <text:p text:style-name="P1">generated water motions, e.g. internal waves) can contribute to small-scale spatial variability of ZP in</text:p>
      <text:p text:style-name="P1">various lakes. This has been documented and discussed in the literature.</text:p>
      <text:p text:style-name="P1"/>
      <text:p text:style-name="P9">We do cite some of this literature, but could expand our discussion of it.</text:p>
      <text:p text:style-name="P1"/>
      <text:p text:style-name="P1">Discussions of the “longer-term environmental changes” is difficult to associate with the obtained results.</text:p>
      <text:p text:style-name="P1"/>
      <text:p text:style-name="P10"><text:span text:style-name="T3">In the discussion, we acknowledge that the limited sampling schedule does not permit us to relate our results to longer-term environmental changes. <text:s/>However, given the scale of the drought and Rim Fire, and their potential to affect the lakes in question, we felt it would be remiss not to discuss them. <text:s/></text:span></text:p>
      <text:p text:style-name="P10"><text:span text:style-name="T3"/></text:p>
      <text:p text:style-name="P1">It would be good to see the table with lake bathymetric, physical, hydrological parameters, relevant</text:p>
      <text:p text:style-name="P1">biological characteristics (fish, zooplankton, phytoplankton).</text:p>
      <text:p text:style-name="P1"/>
      <text:p text:style-name="P3">Some of this information is presented in <text:span text:style-name="T1">the Methods section. It would be simple to arrange it as a table.</text:span></text:p>
      <text:p text:style-name="P1"/>
      <text:p text:style-name="P1">To compare ZP and fish biomasses in various lakes, to see their changes along transects (data were</text:p>
      <text:p text:style-name="P1">shown), it would be important to give all numbers per square meter (e.g. mg/m^2). Lake areas can be</text:p>
      <text:p text:style-name="P1"><text:soft-page-break/>given in a separate table, such that the totals can be easily computed if somebody wants to.</text:p>
      <text:p text:style-name="P1">Some statements seems to be a bit strange. E.g. “In Lake Tahoe, our estimate of the mean density of</text:p>
      <text:p text:style-name="P1">small zooplankton (approximately 2,200 individuals m-3) was in good agreement with prior estimates</text:p>
      <text:p text:style-name="P1">(e.g. 0-23,000 individuals m-3)”, “The vertical distribution of fish in Cherry Lake and Lake Eleanor was qualitatively similar in every survey but the first, suggesting similar dynamics in the fish community of both lakes. ”, “... evidence of spatial patchiness in the distribution of zooplankton, with approximate spatial scales, based on the variogram ranges, between 500 and 2000 km [??]. These ranges are well below the sizes of the lake basins, suggesting that ecological processes in these lakes are not spatially uniform”, etc, etc.</text:p>
      <text:p text:style-name="P1"/>
      <text:p text:style-name="P7">We can try to clarify these statements, but they do not strike us as strange...</text:p>
      <text:p text:style-name="P1"/>
      <text:p text:style-name="P1">ZP bloom? Bloom of phytoplankton is ok.</text:p>
      <text:p text:style-name="P2"/>
      <text:p text:style-name="P7">In our experience, this is a fairly common usage (possibly a marine vs. freshwater difference). <text:s/>We are happy to change it, thou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7-10-18T13:17:25.974587210</meta:creation-date>
    <dc:date>2017-10-25T16:14:38.536448356</dc:date>
    <dc:creator>Sam Urmy</dc:creator>
    <meta:editing-duration>PT12M43S</meta:editing-duration>
    <meta:editing-cycles>2</meta:editing-cycles>
    <meta:generator>LibreOffice/5.1.6.2$Linux_X86_64 LibreOffice_project/10m0$Build-2</meta:generator>
    <meta:document-statistic meta:table-count="0" meta:image-count="0" meta:object-count="0" meta:page-count="3" meta:paragraph-count="36" meta:word-count="1439" meta:character-count="8822" meta:non-whitespace-character-count="7390"/>
  </office:meta>
</office:document-meta>
</file>